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39b5d" officeooo:paragraph-rsid="00139b5d"/>
    </style:style>
    <style:style style:name="P2" style:family="paragraph" style:parent-style-name="Standard">
      <style:text-properties style:font-name="Liberation Serif1" fo:font-size="18pt" fo:font-style="italic" fo:font-weight="bold" officeooo:rsid="00139b5d" officeooo:paragraph-rsid="00139b5d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 style:list-style-name="L1">
      <style:text-properties style:font-name="Liberation Serif1" fo:font-size="18pt" fo:font-style="italic" fo:font-weight="bold" officeooo:rsid="00139b5d" officeooo:paragraph-rsid="00139b5d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style:font-name="Liberation Serif1" fo:font-size="18pt" fo:font-style="italic" fo:font-weight="bold" officeooo:rsid="00139b5d" officeooo:paragraph-rsid="00139b5d" style:font-name-asian="Liberation Sans1" style:font-size-asian="15.75pt" style:font-style-asian="italic" style:font-weight-asian="bold" style:font-name-complex="Liberation Sans1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Serif" fo:font-size="18pt" fo:font-style="italic" fo:font-weight="bold" officeooo:rsid="00140481" officeooo:paragraph-rsid="00140481" style:font-name-asian="Liberation Serif" style:font-size-asian="15.75pt" style:font-style-asian="italic" style:font-weight-asian="bold" style:font-name-complex="Liberation Serif" style:font-size-complex="18pt" style:font-style-complex="italic" style:font-weight-complex="bold"/>
    </style:style>
    <style:style style:name="T1" style:family="text">
      <style:text-properties style:font-name="Liberation Serif1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-asian="Liberation Sans1" style:font-name-complex="Liberation Sans1"/>
    </style:style>
    <style:style style:name="T4" style:family="text">
      <style:text-properties officeooo:rsid="00140481"/>
    </style:style>
    <style:style style:name="T5" style:family="text">
      <style:text-properties style:font-name="Liberation Serif" officeooo:rsid="00140481" style:font-name-asian="Liberation Serif" style:font-name-complex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F</text:span><text:span text:style-name="T1">unction – Its the relationship b/w a set of I(input) and a set of O(output) with property that each I is related to exactly one O. It is denoted by f(x) or F(x).</text:span></text:p>
        </text:list-item>
      </text:list>
      <text:p text:style-name="P2"/>
      <text:list text:continue-numbering="true" text:style-name="L1">
        <text:list-item>
          <text:p text:style-name="P3">Domain – set of all I values</text:p>
          <text:p text:style-name="P3">Codomain – set of all possible O value based on function </text:p>
          <text:p text:style-name="P3">Range/Image – actual value of O based on Domain</text:p>
        </text:list-item>
      </text:list>
      <text:p text:style-name="P2"/>
      <text:list text:continue-numbering="true" text:style-name="L1">
        <text:list-item>
          <text:p text:style-name="P3">Types of Fn:</text:p>
          <text:p text:style-name="P3">1. Linear Fn </text:p>
          <text:p text:style-name="P3"><text:s text:c="4"/>f(x) = ax + b where a and b both are integer.</text:p>
          <text:p text:style-name="P3">2. Quadratic Fn</text:p>
          <text:p text:style-name="P3"><text:s text:c="4"/>f(x) = ax<text:span text:style-name="T2">²</text:span><text:span text:style-name="T3"> + bx + c where a,b and c are integer.</text:span></text:p>
          <text:p text:style-name="P4"><text:s text:c="4"/>Its graph is often parabola.</text:p>
          <text:p text:style-name="P4">3. Rational Fn</text:p>
          <text:p text:style-name="P4"><text:s text:c="4"/>f(x) = p(x) / q(x)</text:p>
          <text:p text:style-name="P4"><text:s text:c="4"/>Its graph is often hyperbola.</text:p>
          <text:p text:style-name="P4">4. Polynomial Fn</text:p>
          <text:p text:style-name="P3"><text:span text:style-name="T3"><text:s text:c="4"/>f(x) =</text:span> <text:span text:style-name="T4">a</text:span><text:span text:style-name="T5">₀ + a₁x + a₂x² +….. </text:span></text:p>
          <text:p text:style-name="P5">5. Identity Fn</text:p>
          <text:p text:style-name="P5"><text:s text:c="4"/>f(x) = x</text:p>
          <text:p text:style-name="P5"><text:s text:c="3"/>Its a straight line graph.</text:p>
          <text:p text:style-name="P5">6. Constant Fn</text:p>
          <text:p text:style-name="P5"><text:s text:c="3"/>f(x) = c</text:p>
          <text:p text:style-name="P5">7. Irrational Fn</text:p>
          <text:p text:style-name="P5"><text:s text:c="3"/>f(x) = √x</text:p>
          <text:p text:style-name="P5"><text:s text:c="3"/>Its graph is always positive and increasing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21:04:25.326477188</meta:creation-date>
    <dc:date>2025-08-10T21:24:20.837484016</dc:date>
    <meta:editing-duration>PT9M13S</meta:editing-duration>
    <meta:editing-cycles>1</meta:editing-cycles>
    <meta:document-statistic meta:table-count="0" meta:image-count="0" meta:object-count="0" meta:page-count="1" meta:paragraph-count="23" meta:word-count="179" meta:character-count="762" meta:non-whitespace-character-count="589"/>
    <meta:generator>LibreOffice/25.2.5.2$Linux_X86_64 LibreOffice_project/520$Build-2</meta:generator>
  </office:meta>
</office:document-meta>
</file>